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text:display="none"/>
    </style:style>
    <style:style style:name="P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1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2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5c36f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7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8" style:family="text">
      <style:text-properties fo:color="#666666" fo:font-size="10pt" fo:letter-spacing="-0.004cm" fo:font-style="italic" officeooo:rsid="002be3c8" style:font-size-asian="10pt" style:font-style-asian="italic" style:font-size-complex="10pt" style:font-style-complex="italic"/>
    </style:style>
    <style:style style:name="T9" style:family="text">
      <style:text-properties fo:color="#666666" fo:font-size="10pt" fo:letter-spacing="-0.004cm" fo:font-style="italic" officeooo:rsid="002e828f" style:font-size-asian="10pt" style:font-style-asian="italic" style:font-size-complex="10pt" style:font-style-complex="italic"/>
    </style:style>
    <style:style style:name="T10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11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21" style:family="text">
      <style:text-properties fo:color="#666666" fo:font-size="10pt" fo:font-style="italic" officeooo:rsid="002ea761" style:font-size-asian="10pt" style:font-style-asian="italic" style:font-size-complex="10pt" style:font-style-complex="italic"/>
    </style:style>
    <style:style style:name="T22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/>
            <text:p text:style-name="P1"><text:span text:style-name="T1">2016/0</text:span><text:span text:style-name="T2">6</text:span><text:span text:style-name="T1">/</text:span><text:span text:style-name="T4">27</text:span><text:span text:style-name="T1"> – MONTAG</text:span></text:p>
            <text:p text:style-name="P3"/>
          </table:table-cell>
          <table:table-cell table:style-name="Table6.A2" office:value-type="string">
            <text:p text:style-name="P21"/>
            <text:p text:style-name="P22"><text:span text:style-name="T5">AS: </text:span><text:span text:style-name="T12">Aufgaben bezüglich Java nachgearbeitet.</text:span></text:p>
            <text:p text:style-name="P23"><text:span text:style-name="T6">U</text:span><text:span text:style-name="T5">F: </text:span><text:span text:style-name="T15">Modulprüfung A geschrieben.</text:span></text:p>
            <text:p text:style-name="P23"><text:span text:style-name="T5">BP: </text:span><text:span text:style-name="T15">Grundlagen bezüglich Marketing gelernt.</text:span></text:p>
            <text:p text:style-name="P24"/>
          </table:table-cell>
          <table:table-cell table:style-name="Table6.A2" office:value-type="string">
            <text:p text:style-name="P15">7 h 48 min</text:p>
          </table:table-cell>
          <table:table-cell table:style-name="Table6.D2" office:value-type="string">
            <text:p text:style-name="P16">OSZIMT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4">28</text:span><text:span text:style-name="T1"> – DIENSTAG</text:span></text:p>
          </table:table-cell>
          <table:table-cell table:style-name="Table6.B3" office:value-type="string">
            <text:p text:style-name="P5"/>
            <text:p text:style-name="P7"><text:span text:style-name="T5">CISCO: </text:span></text:p>
            <text:p text:style-name="P9"/>
          </table:table-cell>
          <table:table-cell table:style-name="Table6.A2" office:value-type="string">
            <text:p text:style-name="P15">7 h 48 min</text:p>
          </table:table-cell>
          <table:table-cell table:style-name="Table6.D2" office:value-type="string">
            <text:p text:style-name="P16">OSZIMT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4">29</text:span><text:span text:style-name="T1"> – MITTWOCH</text:span></text:p>
          </table:table-cell>
          <table:table-cell table:style-name="Table6.B4" office:value-type="string">
            <text:p text:style-name="P5"/>
            <text:p text:style-name="P7"><text:span text:style-name="T5">ITS: </text:span></text:p>
            <text:p text:style-name="P7"><text:span text:style-name="T5">WSK: </text:span><text:span text:style-name="T14">Generationenvertrag besprochen und Alternativen gesucht.</text:span></text:p>
            <text:p text:style-name="P7"><text:span text:style-name="T5">LINUX: </text:span><text:span text:style-name="T14">/</text:span></text:p>
            <text:p text:style-name="P7"><text:span text:style-name="T5">BP: </text:span><text:span text:style-name="T18">Modulprüfung A wiederholt.</text:span><text:span text:style-name="T10"> </text:span><text:span text:style-name="T15">Hausaufgaben zu Marktforschung verglichen.</text:span></text:p>
            <text:p text:style-name="P5"/>
          </table:table-cell>
          <table:table-cell table:style-name="Table6.A2" office:value-type="string">
            <text:p text:style-name="P15">7 h 48 min</text:p>
          </table:table-cell>
          <table:table-cell table:style-name="Table6.D2" office:value-type="string">
            <text:p text:style-name="P16">OSZIMT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4">30</text:span><text:span text:style-name="T1"> – DONNERSTAG</text:span></text:p>
          </table:table-cell>
          <table:table-cell table:style-name="Table6.B5" office:value-type="string">
            <text:p text:style-name="P5"/>
            <text:p text:style-name="P10"><text:span text:style-name="T5">ITS:</text:span><text:span text:style-name="T16">Klausur geschrieben.</text:span></text:p>
            <text:p text:style-name="P10"><text:span text:style-name="T5">BP: </text:span><text:span text:style-name="T11">/</text:span></text:p>
            <text:p text:style-name="P10"><text:span text:style-name="T5">EN: </text:span><text:span text:style-name="T17">Testdurchlauf zur schriftlichen Prüfung von B2-C1.</text:span></text:p>
            <text:p text:style-name="P8"/>
          </table:table-cell>
          <table:table-cell table:style-name="Table6.A2" office:value-type="string">
            <text:p text:style-name="P17">7 h 48 min</text:p>
          </table:table-cell>
          <table:table-cell table:style-name="Table6.D2" office:value-type="string">
            <text:p text:style-name="P14">OSZIMT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4">7</text:span><text:span text:style-name="T1">/</text:span><text:span text:style-name="T4">01</text:span><text:span text:style-name="T1"> – FREITAG</text:span></text:p>
          </table:table-cell>
          <table:table-cell table:style-name="Table6.B6" office:value-type="string">
            <text:p text:style-name="P6"/>
            <text:p text:style-name="P7"><text:span text:style-name="T19">WSK: </text:span><text:span text:style-name="T22">/</text:span></text:p>
            <text:p text:style-name="P7"><text:span text:style-name="T20">EN</text:span><text:span text:style-name="T19">: </text:span><text:span text:style-name="T23">Testdurchlauf zur mündlichen Prüfung von B2-C1.</text:span></text:p>
            <text:p text:style-name="P7"><text:span text:style-name="T19">AS: </text:span><text:span text:style-name="T24">Abschlussgrillen.</text:span></text:p>
            <text:p text:style-name="P6"/>
          </table:table-cell>
          <table:table-cell table:style-name="Table6.A2" office:value-type="string">
            <text:p text:style-name="P14">7 h 48 min</text:p>
          </table:table-cell>
          <table:table-cell table:style-name="Table6.D2" office:value-type="string">
            <text:p text:style-name="P14">OSZIMT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1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1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5c36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6</text:span><text:span text:style-name="MT1">/</text:span><text:span text:style-name="MT3">27</text:span><text:span text:style-name="MT1"> – 2016/0</text:span><text:span text:style-name="MT3">7</text:span><text:span text:style-name="MT1">/</text:span><text:span text:style-name="MT3">01</text:span></text:p>
            </table:table-cell>
            <table:covered-table-cell/>
            <table:table-cell table:style-name="Table1.C1" office:value-type="string">
              <text:p text:style-name="MP4"><text:span text:style-name="MT1">KW 2</text:span><text:span text:style-name="MT4">6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04T08:53:37.676034455</dc:date>
    <meta:editing-cycles>45</meta:editing-cycles>
    <dc:title>Header Schule</dc:title>
    <meta:editing-duration>PT1H52M27S</meta:editing-duration>
    <meta:generator>LibreOffice/5.1.4.2$Linux_X86_64 LibreOffice_project/10m0$Build-2</meta:generator>
    <meta:document-statistic meta:table-count="6" meta:image-count="0" meta:object-count="0" meta:page-count="1" meta:paragraph-count="41" meta:word-count="111" meta:character-count="827" meta:non-whitespace-character-count="749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